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92cm"/>
    </style:style>
    <style:style style:name="Table1.B" style:family="table-column">
      <style:table-column-properties style:column-width="6.302cm"/>
    </style:style>
    <style:style style:name="Table1.C" style:family="table-column">
      <style:table-column-properties style:column-width="1.612cm"/>
    </style:style>
    <style:style style:name="Table1.D" style:family="table-column">
      <style:table-column-properties style:column-width="7.188cm"/>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C1" style:family="table-cell">
      <style:table-cell-properties style:vertical-align="middle" fo:padding="0cm" fo:border="none"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ext_20_body">
      <style:text-properties officeooo:rsid="007357c3" officeooo:paragraph-rsid="007357c3"/>
    </style:style>
    <style:style style:name="P15" style:family="paragraph" style:parent-style-name="Text_20_body">
      <style:text-properties officeooo:rsid="007f8852" officeooo:paragraph-rsid="007f8852"/>
    </style:style>
    <style:style style:name="P16" style:family="paragraph" style:parent-style-name="Text_20_body">
      <style:text-properties officeooo:rsid="00803767" officeooo:paragraph-rsid="00803767"/>
    </style:style>
    <style:style style:name="P17" style:family="paragraph" style:parent-style-name="Text_20_body">
      <style:text-properties officeooo:rsid="008395ec" officeooo:paragraph-rsid="008395ec"/>
    </style:style>
    <style:style style:name="P18" style:family="paragraph" style:parent-style-name="Text_20_body">
      <style:text-properties officeooo:rsid="00850900" officeooo:paragraph-rsid="00850900"/>
    </style:style>
    <style:style style:name="P19" style:family="paragraph" style:parent-style-name="Text_20_body">
      <style:text-properties officeooo:paragraph-rsid="00860074"/>
    </style:style>
    <style:style style:name="P20" style:family="paragraph" style:parent-style-name="Text_20_body">
      <style:text-properties officeooo:rsid="00860074" officeooo:paragraph-rsid="00860074"/>
    </style:style>
    <style:style style:name="P21" style:family="paragraph" style:parent-style-name="Text_20_body">
      <style:text-properties officeooo:rsid="008f5e4a" officeooo:paragraph-rsid="008f5e4a"/>
    </style:style>
    <style:style style:name="P22" style:family="paragraph" style:parent-style-name="Text_20_body">
      <style:text-properties officeooo:rsid="00924b80" officeooo:paragraph-rsid="00924b80"/>
    </style:style>
    <style:style style:name="P23" style:family="paragraph" style:parent-style-name="Text_20_body">
      <style:text-properties officeooo:rsid="0094e9c8" officeooo:paragraph-rsid="0094e9c8"/>
    </style:style>
    <style:style style:name="P24" style:family="paragraph" style:parent-style-name="Text_20_body">
      <style:text-properties officeooo:rsid="006bb107" officeooo:paragraph-rsid="00960ab9"/>
    </style:style>
    <style:style style:name="P25" style:family="paragraph" style:parent-style-name="Text_20_body">
      <style:text-properties officeooo:rsid="00970dac" officeooo:paragraph-rsid="00970dac"/>
    </style:style>
    <style:style style:name="P26" style:family="paragraph" style:parent-style-name="Title">
      <style:paragraph-properties fo:break-before="page"/>
    </style:style>
    <style:style style:name="P27" style:family="paragraph" style:parent-style-name="Signature">
      <style:text-properties officeooo:paragraph-rsid="003e5796"/>
    </style:style>
    <style:style style:name="P28" style:family="paragraph" style:parent-style-name="Signature">
      <style:text-properties officeooo:paragraph-rsid="0046f168"/>
    </style:style>
    <style:style style:name="P29" style:family="paragraph" style:parent-style-name="Signature">
      <style:text-properties officeooo:paragraph-rsid="005370d8"/>
    </style:style>
    <style:style style:name="P30" style:family="paragraph" style:parent-style-name="Signature">
      <style:text-properties officeooo:paragraph-rsid="00548c65"/>
    </style:style>
    <style:style style:name="P31" style:family="paragraph" style:parent-style-name="Signature">
      <style:text-properties officeooo:paragraph-rsid="007357c3"/>
    </style:style>
    <style:style style:name="P32" style:family="paragraph" style:parent-style-name="Signature">
      <style:text-properties officeooo:paragraph-rsid="00850900"/>
    </style:style>
    <style:style style:name="P33" style:family="paragraph" style:parent-style-name="Signature">
      <style:text-properties officeooo:paragraph-rsid="00860074"/>
    </style:style>
    <style:style style:name="P34" style:family="paragraph" style:parent-style-name="Signature">
      <style:text-properties officeooo:paragraph-rsid="00960ab9"/>
    </style:style>
    <style:style style:name="P35" style:family="paragraph" style:parent-style-name="Table_20_Contents">
      <style:paragraph-properties fo:text-align="center" style:justify-single-word="false"/>
      <style:text-properties style:font-name="Droid Sans" fo:font-size="14pt" officeooo:rsid="007f8852" officeooo:paragraph-rsid="007f8852"/>
    </style:style>
    <style:style style:name="P36" style:family="paragraph" style:parent-style-name="Table_20_Contents">
      <style:paragraph-properties fo:text-align="center" style:justify-single-word="false"/>
      <style:text-properties style:font-name="Droid Sans" fo:font-size="14pt"/>
    </style:style>
    <style:style style:name="P37" style:family="paragraph" style:parent-style-name="Table_20_Contents">
      <style:paragraph-properties fo:text-align="center" style:justify-single-word="false"/>
      <style:text-properties style:font-name="Droid Sans" fo:font-size="14pt" fo:font-weight="bold" officeooo:rsid="007f8852" officeooo:paragraph-rsid="007f8852" style:font-weight-asian="bold" style:font-weight-complex="bold"/>
    </style:style>
    <style:style style:name="P38" style:family="paragraph" style:parent-style-name="Table_20_Contents">
      <style:paragraph-properties fo:text-align="center" style:justify-single-word="false"/>
      <style:text-properties style:font-name="Droid Sans" fo:font-size="14pt" fo:font-weight="bold" style:font-weight-asian="bold" style:font-weight-complex="bold"/>
    </style:style>
    <style:style style:name="P39" style:family="paragraph" style:parent-style-name="Heading_20_1">
      <style:text-properties officeooo:paragraph-rsid="004d7d9a"/>
    </style:style>
    <style:style style:name="P40" style:family="paragraph" style:parent-style-name="Heading_20_1">
      <style:text-properties officeooo:rsid="007357c3" officeooo:paragraph-rsid="007357c3"/>
    </style:style>
    <style:style style:name="P41" style:family="paragraph" style:parent-style-name="Heading_20_1">
      <style:text-properties officeooo:paragraph-rsid="005370d8"/>
    </style:style>
    <style:style style:name="P42" style:family="paragraph" style:parent-style-name="Heading_20_1">
      <style:text-properties officeooo:paragraph-rsid="001e9876"/>
    </style:style>
    <style:style style:name="P43" style:family="paragraph" style:parent-style-name="Heading_20_1">
      <style:text-properties officeooo:paragraph-rsid="005798da"/>
    </style:style>
    <style:style style:name="P44" style:family="paragraph" style:parent-style-name="Heading_20_1">
      <style:text-properties officeooo:paragraph-rsid="00548c65"/>
    </style:style>
    <style:style style:name="P45" style:family="paragraph" style:parent-style-name="Heading_20_1">
      <style:text-properties officeooo:paragraph-rsid="00509d78"/>
    </style:style>
    <style:style style:name="P46" style:family="paragraph" style:parent-style-name="Heading_20_1">
      <style:text-properties officeooo:rsid="00970dac" officeooo:paragraph-rsid="00970dac"/>
    </style:style>
    <style:style style:name="P47" style:family="paragraph" style:parent-style-name="Heading_20_1">
      <style:text-properties officeooo:rsid="00924b80" officeooo:paragraph-rsid="00924b80"/>
    </style:style>
    <style:style style:name="P48" style:family="paragraph" style:parent-style-name="Heading_20_1">
      <style:text-properties officeooo:rsid="0094e9c8" officeooo:paragraph-rsid="0094e9c8"/>
    </style:style>
    <style:style style:name="P49" style:family="paragraph" style:parent-style-name="Heading_20_1">
      <style:text-properties officeooo:rsid="007f8852" officeooo:paragraph-rsid="0094e9c8"/>
    </style:style>
    <style:style style:name="P50" style:family="paragraph" style:parent-style-name="Heading_20_1">
      <style:text-properties officeooo:rsid="008395ec" officeooo:paragraph-rsid="008395ec"/>
    </style:style>
    <style:style style:name="P51" style:family="paragraph" style:parent-style-name="Heading_20_1">
      <style:text-properties officeooo:rsid="008f5e4a" officeooo:paragraph-rsid="008f5e4a"/>
    </style:style>
    <style:style style:name="P52" style:family="paragraph" style:parent-style-name="Heading_20_1">
      <style:text-properties officeooo:rsid="006bb107" officeooo:paragraph-rsid="00960ab9"/>
    </style:style>
    <style:style style:name="P53" style:family="paragraph" style:parent-style-name="Heading_20_1">
      <style:text-properties officeooo:paragraph-rsid="0046f168"/>
    </style:style>
    <style:style style:name="P54" style:family="paragraph" style:parent-style-name="Text_20_body" style:list-style-name="L1">
      <style:text-properties officeooo:rsid="007357c3" officeooo:paragraph-rsid="007357c3"/>
    </style:style>
    <style:style style:name="P55" style:family="paragraph" style:parent-style-name="Text_20_body" style:list-style-name="L1">
      <style:text-properties officeooo:rsid="00765599" officeooo:paragraph-rsid="00765599"/>
    </style:style>
    <style:style style:name="T1" style:family="text">
      <style:text-properties fo:font-style="italic" style:font-style-asian="italic" style:font-style-complex="italic"/>
    </style:style>
    <style:style style:name="T2" style:family="text">
      <style:text-properties fo:font-style="italic" officeooo:rsid="0086007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860074" style:font-style-asian="normal" style:font-style-complex="normal"/>
    </style:style>
    <style:style style:name="T5" style:family="text">
      <style:text-properties officeooo:rsid="007357c3"/>
    </style:style>
    <style:style style:name="T6" style:family="text">
      <style:text-properties style:text-position="super 58%"/>
    </style:style>
    <style:style style:name="T7" style:family="text">
      <style:text-properties officeooo:rsid="00765599"/>
    </style:style>
    <style:style style:name="T8" style:family="text">
      <style:text-properties officeooo:rsid="007824ab"/>
    </style:style>
    <style:style style:name="T9" style:family="text">
      <style:text-properties officeooo:rsid="0079b36d"/>
    </style:style>
    <style:style style:name="T10" style:family="text">
      <style:text-properties officeooo:rsid="007a2b69"/>
    </style:style>
    <style:style style:name="T11" style:family="text">
      <style:text-properties style:font-name="Droid Sans" fo:font-size="14pt" officeooo:rsid="007a2b69"/>
    </style:style>
    <style:style style:name="T12" style:family="text">
      <style:text-properties style:font-name="Droid Sans" fo:font-size="14pt" officeooo:rsid="008684e2"/>
    </style:style>
    <style:style style:name="T13" style:family="text">
      <style:text-properties officeooo:rsid="007b7aa4"/>
    </style:style>
    <style:style style:name="T14" style:family="text">
      <style:text-properties officeooo:rsid="007f8852"/>
    </style:style>
    <style:style style:name="T15" style:family="text">
      <style:text-properties officeooo:rsid="00803767"/>
    </style:style>
    <style:style style:name="T16" style:family="text">
      <style:text-properties officeooo:rsid="00850900"/>
    </style:style>
    <style:style style:name="T17" style:family="text">
      <style:text-properties officeooo:rsid="00860074"/>
    </style:style>
    <style:style style:name="T18" style:family="text">
      <style:text-properties officeooo:rsid="008684e2"/>
    </style:style>
    <style:style style:name="T19" style:family="text">
      <style:text-properties officeooo:rsid="00885c1b"/>
    </style:style>
    <style:style style:name="T20" style:family="text">
      <style:text-properties officeooo:rsid="008a2136"/>
    </style:style>
    <style:style style:name="T21" style:family="text">
      <style:text-properties officeooo:rsid="008a804f"/>
    </style:style>
    <style:style style:name="T22" style:family="text">
      <style:text-properties officeooo:rsid="008d9c6f"/>
    </style:style>
    <style:style style:name="T23" style:family="text">
      <style:text-properties officeooo:rsid="008f5e4a"/>
    </style:style>
    <style:style style:name="T24" style:family="text">
      <style:text-properties officeooo:rsid="0092a64f"/>
    </style:style>
    <style:style style:name="T25" style:family="text">
      <style:text-properties officeooo:rsid="00985f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text:span text:style-name="T19">2</text:span><text:span text:style-name="T22">9</text:span>th March 2021. Reference for version 0.1<text:span text:style-name="T22">9</text:span></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39"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P40" text:outline-level="1">assembler code</text:h>
      <text:p text:style-name="P14">The 6502 assembler is modelled on that of the BBC Micro, e.g. it is inline code, and the “2 passes” have to be done manually. The main differences are the full 65C02 instruction set, there are no [ and ] delimiters, and that the control variables are P and O, not P% and O% as this BASIC defaults to the integer type. Labels are prefixed with a full stop. Code looks like this.</text:p>
      <text:p text:style-name="Signature">For O = 0 to <text:span text:style-name="T5">1</text:span> </text:p>
      <text:p text:style-name="Signature"><text:tab/>P = &amp;200</text:p>
      <text:p text:style-name="Signature"><text:tab/>ldx #0</text:p>
      <text:p text:style-name="P31">.loop </text:p>
      <text:p text:style-name="P31"><text:tab/>dex : bne loop</text:p>
      <text:p text:style-name="Signature"><text:tab/>rts</text:p>
      <text:p text:style-name="Signature">Next O</text:p>
      <text:p text:style-name="Signature"/>
      <text:p text:style-name="P14">Notes:</text:p>
      <text:list xml:id="list1011706990" text:style-name="L1">
        <text:list-item>
          <text:p text:style-name="P54">O controls the pass (bit 0 is set for the 2<text:span text:style-name="T6">nd</text:span> pass) and listing (bit 1 is set to list out the hexadecimal code as produced <text:span text:style-name="T9">on either pass</text:span>). So this produces no listing – “0 to 3 step 3” produces a pass 2 code listing. <text:span text:style-name="T8">The original source code is not displayed as the BBC Micro does. </text:span></text:p>
        </text:list-item>
        <text:list-item>
          <text:p text:style-name="P54">P controls the assembly location, which in this example is at &amp;200 hexadecimal, <text:span text:style-name="T7">and increments as code is generated.</text:span></text:p>
        </text:list-item>
        <text:list-item>
          <text:p text:style-name="P54"><text:soft-page-break/>As with most assemblers, the “A” is optional – you can write asl or asl a. However you cannot use variable A – it will assume you mean accumulator.</text:p>
        </text:list-item>
        <text:list-item>
          <text:p text:style-name="P55">Variables are used for labels – so .loop is saying “set loop to whatever value P is” </text:p>
        </text:list-item>
        <text:list-item>
          <text:p text:style-name="P55">As with the BBC Micro, you can write code in BASIC to perform macros and similar.</text:p>
        </text:list-item>
      </text:list>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41" text:outline-level="1">cls</text:h>
      <text:p text:style-name="P11">Clears the text display</text:p>
      <text:p text:style-name="Signature"><text:soft-page-break/>cls</text:p>
      <text:h text:style-name="P41"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text:span text:style-name="T11">Multipl</text:span>e <text:span text:style-name="T10">dimensions are permitted</text:span>. <text:span text:style-name="T13">Indices in arrays start from 0 so dim a$(5) creates a six element array.</text:span></text:p>
      <text:p text:style-name="Signature">dim a$(5),count(22),<text:span text:style-name="T10">n(3,4)</text:span></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soft-page-break/><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text:soft-page-break/>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42" text:outline-level="1">if ... else ... endif</text:h>
      <text:p text:style-name="P2">The long form if statement. This has an else clause and can spread over multiple lines, and be nested. Note there is <text:span text:style-name="T1">no </text:span><text:span text:style-name="T3">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29">if a = 2 goto 13</text:p>
      <text:h text:style-name="Heading_20_1" text:outline-level="1">ink n / paper n</text:h>
      <text:p text:style-name="P11">Sets the text background colour or foreground colours. Colour IDs are BBC Micro ones (0-7 : Black Red Green Yellow Blue Magenta Cyan White)</text:p>
      <text:p text:style-name="P29">ink 4</text:p>
      <text:p text:style-name="P29">paper 2</text:p>
      <text:h text:style-name="Heading_20_1" text:outline-level="1">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text:soft-page-break/>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43"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text:soft-page-break/>list 1000</text:p>
      <text:p text:style-name="Signature">list 1100,1300</text:p>
      <text:h text:style-name="P43"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43"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44" text:outline-level="1">locate</text:h>
      <text:p text:style-name="P12">Set the text cursor position. The parameters are the horizontal and vertical position.</text:p>
      <text:p text:style-name="P30">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text:soft-page-break/>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text:soft-page-break/>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45"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45"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45" text:outline-level="1"><text:soft-page-break/>restore</text:h>
      <text:p text:style-name="Text_20_body">Resets the data pointer to the start of the program.</text:p>
      <text:p text:style-name="Signature">restore</text:p>
      <text:h text:style-name="P45" text:outline-level="1">right$()</text:h>
      <text:p text:style-name="P5">Returns the right characters of a string. For example, the example below will print “cde”</text:p>
      <text:p text:style-name="P27">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text:soft-page-break/>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text:soft-page-break/>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 <text:span text:style-name="T24">This may or may not be implemented, but should only be used for development of the interpreter.</text:span></text:p>
      <text:p text:style-name="Text_20_body"/>
      <text:p text:style-name="Text_20_body"/>
      <text:p text:style-name="P26">X16 Specific Extensions</text:p>
      <text:h text:style-name="P46" text:outline-level="1">clock()</text:h>
      <text:p text:style-name="P25">Reads the RTC. The element to read is the parameter (0-5). 0-5 represent Years since 1900, Month (1-12), Day, Hours (0-23) Minutes and Seconds.</text:p>
      <text:p text:style-name="Signature">print <text:span text:style-name="T25">clock</text:span>(4)</text:p>
      <text:h text:style-name="P47" text:outline-level="1">hit()</text:h>
      <text:p text:style-name="P22">The hit function checks for collision between two sprites. This is a rectangular collision, e.g. the overlapping of their ‘bounding boxes’ and takes no account of the actual sprite itself.</text:p>
      <text:p text:style-name="P22">It has two or three parameters. The first two are the two sprites being checked for collision. The optional third sprite is an override range, which allows the collision distance to be changed arbitrarily – to ‘hit’ the distances between the two sprite centres in both the X and Y axes have to be less than this range.</text:p>
      <text:p text:style-name="Signature">Print hit(2,4)</text:p>
      <text:p text:style-name="Signature">print hit(2,5,8)</text:p>
      <text:h text:style-name="P48" text:outline-level="1">joy.b()</text:h>
      <text:p text:style-name="P23">Return the status of the default joystick buttons. The parameter specifies the button 0=Start 1 = Select 2 = B 3 = A</text:p>
      <text:p text:style-name="Signature">if joy.b(2) then print “B Pressed”</text:p>
      <text:h text:style-name="P48" text:outline-level="1">joy.x() joy.y()</text:h>
      <text:p text:style-name="P23">Returns the offset on the default joystick axis, e.g. either -1,0 or 1</text:p>
      <text:p text:style-name="Signature">xPos = xPos + joy.x()*speed</text:p>
      <text:h text:style-name="P49" text:outline-level="1">mode</text:h>
      <text:p text:style-name="P15">Mode sets the screen mode by reprogramming VERA. It has two forms.</text:p>
      <text:p text:style-name="P15"><text:soft-page-break/>The more complex one is a 32 bit constant where byte 3 describes the general setup, byte 2 is zero, byte 1 describes the set up for layer 1, and byte 1 describes the setup for layer 0.</text:p>
      <table:table table:name="Table1" table:style-name="Table1">
        <table:table-column table:style-name="Table1.A"/>
        <table:table-column table:style-name="Table1.B"/>
        <table:table-column table:style-name="Table1.C"/>
        <table:table-column table:style-name="Table1.D"/>
        <table:table-row table:style-name="TableLine94140536538656">
          <table:table-cell table:style-name="Table1.A1" office:value-type="string">
            <text:p text:style-name="P37">Bit</text:p>
          </table:table-cell>
          <table:table-cell table:style-name="Table1.B1" office:value-type="string">
            <text:p text:style-name="P37">Setup</text:p>
          </table:table-cell>
          <table:table-cell table:style-name="Table1.C1" office:value-type="string">
            <text:p text:style-name="P38"/>
          </table:table-cell>
          <table:table-cell table:style-name="Table1.B1" office:value-type="string">
            <text:p text:style-name="P37">Layer bits (as Vera Docs)</text:p>
          </table:table-cell>
        </table:table-row>
        <table:table-row table:style-name="TableLine94140536581776">
          <table:table-cell table:style-name="Table1.A2" office:value-type="string">
            <text:p text:style-name="P35">7</text:p>
          </table:table-cell>
          <table:table-cell table:style-name="Table1.B2" office:value-type="string">
            <text:p text:style-name="P35">0</text:p>
          </table:table-cell>
          <table:table-cell table:style-name="Table1.C1" office:value-type="string">
            <text:p text:style-name="P36"/>
          </table:table-cell>
          <table:table-cell table:style-name="Table1.B2" table:number-rows-spanned="2" office:value-type="string">
            <text:p text:style-name="P35">Map Height </text:p>
          </table:table-cell>
        </table:table-row>
        <table:table-row table:style-name="TableLine94140536588976">
          <table:table-cell table:style-name="Table1.A2" office:value-type="string">
            <text:p text:style-name="P35">6</text:p>
          </table:table-cell>
          <table:table-cell table:style-name="Table1.B2" office:value-type="string">
            <text:p text:style-name="P35">Sprites on</text:p>
          </table:table-cell>
          <table:table-cell table:style-name="Table1.C1" office:value-type="string">
            <text:p text:style-name="P36"/>
          </table:table-cell>
          <table:covered-table-cell/>
        </table:table-row>
        <table:table-row table:style-name="TableLine94140536595952">
          <table:table-cell table:style-name="Table1.A2" office:value-type="string">
            <text:p text:style-name="P35">5</text:p>
          </table:table-cell>
          <table:table-cell table:style-name="Table1.B2" office:value-type="string">
            <text:p text:style-name="P35">Layer 1 on</text:p>
          </table:table-cell>
          <table:table-cell table:style-name="Table1.C1" office:value-type="string">
            <text:p text:style-name="P36"/>
          </table:table-cell>
          <table:table-cell table:style-name="Table1.B2" table:number-rows-spanned="2" office:value-type="string">
            <text:p text:style-name="P35">Map Width</text:p>
          </table:table-cell>
        </table:table-row>
        <table:table-row table:style-name="TableLine94140536598864">
          <table:table-cell table:style-name="Table1.A2" office:value-type="string">
            <text:p text:style-name="P35">4</text:p>
          </table:table-cell>
          <table:table-cell table:style-name="Table1.B2" office:value-type="string">
            <text:p text:style-name="P35">Layer 0 on</text:p>
          </table:table-cell>
          <table:table-cell table:style-name="Table1.C1" office:value-type="string">
            <text:p text:style-name="P36"/>
          </table:table-cell>
          <table:covered-table-cell/>
        </table:table-row>
        <table:table-row table:style-name="TableLine94140536619744">
          <table:table-cell table:style-name="Table1.A2" office:value-type="string">
            <text:p text:style-name="P35">3</text:p>
          </table:table-cell>
          <table:table-cell table:style-name="Table1.B2" table:number-rows-spanned="2" office:value-type="string">
            <text:p text:style-name="P35">Vertical scale bits (00=x1 01=x2 10=x4 11=x8)</text:p>
          </table:table-cell>
          <table:table-cell table:style-name="Table1.C1" office:value-type="string">
            <text:p text:style-name="P36"/>
          </table:table-cell>
          <table:table-cell table:style-name="Table1.B2" office:value-type="string">
            <text:p text:style-name="P35">Tile size (0=8x8,1=16x16)</text:p>
          </table:table-cell>
        </table:table-row>
        <table:table-row table:style-name="TableLine94140536627584">
          <table:table-cell table:style-name="Table1.A2" office:value-type="string">
            <text:p text:style-name="P35">2</text:p>
          </table:table-cell>
          <table:covered-table-cell/>
          <table:table-cell table:style-name="Table1.C1" office:value-type="string">
            <text:p text:style-name="P36"/>
          </table:table-cell>
          <table:table-cell table:style-name="Table1.B2" office:value-type="string">
            <text:p text:style-name="P35">Bitmap Mode</text:p>
          </table:table-cell>
        </table:table-row>
        <table:table-row table:style-name="TableLine94140536632912">
          <table:table-cell table:style-name="Table1.A2" office:value-type="string">
            <text:p text:style-name="P35">1</text:p>
          </table:table-cell>
          <table:table-cell table:style-name="Table1.B2" table:number-rows-spanned="2" office:value-type="string">
            <text:p text:style-name="P35">Horizontal scale bits</text:p>
          </table:table-cell>
          <table:table-cell table:style-name="Table1.C1" office:value-type="string">
            <text:p text:style-name="P36"/>
          </table:table-cell>
          <table:table-cell table:style-name="Table1.B2" table:number-rows-spanned="2" office:value-type="string">
            <text:p text:style-name="P35">Colour Depth 0-7</text:p>
          </table:table-cell>
        </table:table-row>
        <table:table-row table:style-name="TableLine94140536636608">
          <table:table-cell table:style-name="Table1.A2" office:value-type="string">
            <text:p text:style-name="P35">0</text:p>
          </table:table-cell>
          <table:covered-table-cell/>
          <table:table-cell table:style-name="Table1.C1" office:value-type="string">
            <text:p text:style-name="P36"/>
          </table:table-cell>
          <table:covered-table-cell/>
        </table:table-row>
      </table:table>
      <text:p text:style-name="Text_20_body"/>
      <text:p text:style-name="Text_20_body">This is <text:span text:style-name="T14">obviously slightly complex than is ideal, so for mode values of 0-63 a standard mode is provided. Only one is provided at present, Mode 0, which is the normal 80x60 </text:span><text:span text:style-name="T15">tile</text:span><text:span text:style-name="T14"> mode </text:span><text:span text:style-name="T15">used to display the standard screen.</text:span></text:p>
      <text:p text:style-name="P15">Layer 0’s Map/Bitmap table is at VRAM $00000. Layer 1’s Map/Bitmap table is at $10000, and Layer 1’s tile lookup table is at <text:span text:style-name="T15">$0F800. These are the standard X16 defaults and may change, so it is advisable to set these manually or read them from the Vera interface.</text:span></text:p>
      <text:p text:style-name="P16">When a program stops and returns to the prompt, where you can type commands or edit lines, the system <text:span text:style-name="T1">automatically</text:span> <text:s/>switches to Mode 0, so you may need code to put a key press in when you STOP or END.</text:p>
      <text:p text:style-name="Signature">Mode &amp;20006000</text:p>
      <text:p text:style-name="Signature">Mode 0</text:p>
      <text:h text:style-name="P50" text:outline-level="1">palette</text:h>
      <text:p text:style-name="P17">Defines a colour in RGB format. The colour is 0-255. The RGB format is 0-4095, usually stored in hex format &amp;rgb where r g and b are the colour components from 0-F – so palette 1,&amp;F80 sets palette 1 to Red=$F, Green = $8, Blue = $0 which is orange.</text:p>
      <text:p text:style-name="P32"><text:soft-page-break/>Palette 1,&amp;f80</text:p>
      <text:h text:style-name="Heading_20_1" text:outline-level="1"><text:span text:style-name="T16">s</text:span>prite </text:h>
      <text:p text:style-name="P18">There are two types of sprite command. The first one controls <text:span text:style-name="T12">sprites</text:span> in general.</text:p>
      <text:p text:style-name="Signature">Sprite true <text:tab/><text:tab/>Enables all sprites</text:p>
      <text:p text:style-name="Signature">Sprite false <text:tab/>Disables all sprites</text:p>
      <text:p text:style-name="Signature">Sprite clear <text:tab/>Erases all the sprite area to zero.</text:p>
      <text:p text:style-name="P19"/>
      <text:p text:style-name="P20">The second one controls an individual sprite by ID. It begins sprite &lt;n&gt; where &lt;n&gt; is the physical number 0..127. Commands follow this which can be chained together, so you can write “Sprite 4 to 100,100 image 3 flip 2” for example.</text:p>
      <text:p text:style-name="P33">Sprite n to x,y <text:tab/></text:p>
      <text:p text:style-name="Text_20_body">move sprite to x,y. These coordinates are the sprite centre</text:p>
      <text:p text:style-name="P33">Sprite n flip f <text:tab/></text:p>
      <text:p text:style-name="Text_20_body">set sprite flip to 0-3 (0 none 1 horiz<text:span text:style-name="T18">ontal</text:span> 2 vert<text:span text:style-name="T23">i</text:span><text:span text:style-name="T18">cal</text:span> 3 both)</text:p>
      <text:p text:style-name="P33">sprite n image n<text:tab/></text:p>
      <text:p text:style-name="Text_20_body">set sprite image to ‘n’ (index in vram file) and show it.</text:p>
      <text:p text:style-name="P33">sprite n true <text:span text:style-name="T2">or </text:span><text:span text:style-name="T4">sprite n false</text:span></text:p>
      <text:p text:style-name="Text_20_body">show/<text:span text:style-name="T17">hide</text:span> sprite n</text:p>
      <text:h text:style-name="P51" text:outline-level="1">sprite.x() sprite.y()</text:h>
      <text:p text:style-name="P21">Returns current position of sprite, currently the centre of the image, (e.g. the same value used in sprite n to x,y)</text:p>
      <text:p text:style-name="Signature">print sprite.x(4),sprite.y(4)</text:p>
      <text:h text:style-name="P52" text:outline-level="1">vload</text:h>
      <text:p text:style-name="P24">Loads a .VRAM format file (see documents directory) into VRAM, decompressing as required. </text:p>
      <text:p text:style-name="P24"><text:span text:style-name="T20">VRAM files are built from the “vram” subdirectory of an application using the vramc.zip Python application, which converts graphics described by a simple </text:span><text:soft-page-break/><text:span text:style-name="T20">text file into a convenient format. <text:s/></text:span><text:span text:style-name="T21">The text file is shown in the example file in source/vram. The format for VRAM files is in the file ‘vram.txt’ in the documentes directory.</text:span></text:p>
      <text:p text:style-name="P34">Vload “demo.vram”</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53" text:outline-level="1">vpoke vdoke</text:h>
      <text:p text:style-name="P8">These work like poke and doke but they write either a byte or word to VERAs internal RAM memory. Note that unlike X16 Basic, the address is a 17 bit address, the same as specified in the documentation.</text:p>
      <text:p text:style-name="P28">Vpoke &amp;18703,42</text:p>
      <text:p text:style-name="P28">vdoke 2,&amp;F022</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9</text:page-number><text:s/>of <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30T09:38:38.934720989</dc:date>
    <meta:editing-duration>PT2H32M14S</meta:editing-duration>
    <meta:editing-cycles>110</meta:editing-cycles>
    <meta:generator>LibreOffice/7.1.1.2$Linux_X86_64 LibreOffice_project/10$Build-2</meta:generator>
    <meta:document-statistic meta:table-count="1" meta:image-count="0" meta:object-count="0" meta:page-count="19" meta:paragraph-count="349" meta:word-count="3632" meta:character-count="20160" meta:non-whitespace-character-count="16834"/>
  </office:meta>
</office:document-meta>
</file>